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1.61mm"/>
    </style:style>
    <style:style style:name="co2" style:family="table-column">
      <style:table-column-properties fo:break-before="auto" style:column-width="23.69mm"/>
    </style:style>
    <style:style style:name="co3" style:family="table-column">
      <style:table-column-properties fo:break-before="auto" style:column-width="12.79mm"/>
    </style:style>
    <style:style style:name="co4" style:family="table-column">
      <style:table-column-properties fo:break-before="auto" style:column-width="14.43mm"/>
    </style:style>
    <style:style style:name="co5" style:family="table-column">
      <style:table-column-properties fo:break-before="auto" style:column-width="17.69mm"/>
    </style:style>
    <style:style style:name="co6" style:family="table-column">
      <style:table-column-properties fo:break-before="auto" style:column-width="61.54mm"/>
    </style:style>
    <style:style style:name="co7" style:family="table-column">
      <style:table-column-properties fo:break-before="auto" style:column-width="29.14mm"/>
    </style:style>
    <style:style style:name="co8" style:family="table-column">
      <style:table-column-properties fo:break-before="auto" style:column-width="23.76mm"/>
    </style:style>
    <style:style style:name="co9" style:family="table-column">
      <style:table-column-properties fo:break-before="auto" style:column-width="27.5mm"/>
    </style:style>
    <style:style style:name="co10" style:family="table-column">
      <style:table-column-properties fo:break-before="auto" style:column-width="24.04mm"/>
    </style:style>
    <style:style style:name="co11" style:family="table-column">
      <style:table-column-properties fo:break-before="auto" style:column-width="29.67mm"/>
    </style:style>
    <style:style style:name="co12" style:family="table-column">
      <style:table-column-properties fo:break-before="auto" style:column-width="21.5mm"/>
    </style:style>
    <style:style style:name="co13" style:family="table-column">
      <style:table-column-properties fo:break-before="auto" style:column-width="21.78mm"/>
    </style:style>
    <style:style style:name="co14" style:family="table-column">
      <style:table-column-properties fo:break-before="auto" style:column-width="143.76mm"/>
    </style:style>
    <style:style style:name="co1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6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mm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bold" style:font-name-complex="Free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bold" style:font-name-complex="Free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none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0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Default"/>
        <table:table-column table:style-name="co15" table:number-columns-repeated="1009" table:default-cell-style-name="Default"/>
        <table:table-row table:style-name="ro1">
          <table:table-cell table:style-name="ce1" office:value-type="string" calcext:value-type="string">
            <text:p>Y/n</text:p>
          </table:table-cell>
          <table:table-cell table:style-name="ce4" office:value-type="string" calcext:value-type="string">
            <text:p>Range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Source</text:p>
          </table:table-cell>
          <table:table-cell table:style-name="ce7" office:value-type="string" calcext:value-type="string">
            <text:p>control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part</text:p>
          </table:table-cell>
          <table:table-cell table:style-name="ce7" office:value-type="string" calcext:value-type="string">
            <text:p>kit</text:p>
          </table:table-cell>
          <table:table-cell table:style-name="ce7" office:value-type="string" calcext:value-type="string">
            <text:p>engine</text:p>
          </table:table-cell>
          <table:table-cell table:style-name="ce7" office:value-type="string" calcext:value-type="string">
            <text:p>insert</text:p>
          </table:table-cell>
          <table:table-cell table:style-name="ce7" office:value-type="string" calcext:value-type="string">
            <text:p>parameter</text:p>
          </table:table-cell>
          <table:table-cell table:style-name="ce7" office:value-type="string" calcext:value-type="string">
            <text:p>offset</text:p>
          </table:table-cell>
          <table:table-cell table:style-name="ce7" office:value-type="string" calcext:value-type="string">
            <text:p>miscmsg</text:p>
          </table:table-cell>
          <table:table-cell table:style-name="ce7" office:value-type="string" calcext:value-type="string">
            <text:p>Function / Description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4" table:number-columns-repeated="3"/>
          <table:table-cell table:style-name="ce7" table:number-columns-repeated="1019"/>
        </table:table-row>
        <table:table-row table:style-name="ro1">
          <table:table-cell table:style-name="ce2" office:value-type="string" calcext:value-type="string">
            <text:p>L = learnable</text:p>
          </table:table-cell>
          <table:table-cell table:style-name="ce1" table:number-columns-repeated="2"/>
          <table:table-cell table:style-name="ce2" office:value-type="string" calcext:value-type="string">
            <text:p>M = muteAndLoopback</text:p>
          </table:table-cell>
          <table:table-cell table:style-name="ce1" table:number-columns-repeated="4"/>
          <table:table-cell table:style-name="ce7" table:number-columns-repeated="1015"/>
        </table:table-row>
        <table:table-row table:style-name="ro1">
          <table:table-cell table:style-name="ce2" office:value-type="string" calcext:value-type="string">
            <text:p>y = also CLI → GUI</text:p>
          </table:table-cell>
          <table:table-cell table:style-name="ce1" table:number-columns-repeated="2"/>
          <table:table-cell table:style-name="ce2" office:value-type="string" calcext:value-type="string">
            <text:p>L = lowPrio</text:p>
          </table:table-cell>
          <table:table-cell table:style-name="ce1" table:number-columns-repeated="4"/>
          <table:table-cell table:style-name="ce7" table:number-columns-repeated="1015"/>
        </table:table-row>
        <table:table-row table:style-name="ro1">
          <table:table-cell table:style-name="ce1" table:number-columns-repeated="3"/>
          <table:table-cell table:style-name="ce2" office:value-type="string" calcext:value-type="string">
            <text:p>F = forceUpdata</text:p>
          </table:table-cell>
          <table:table-cell table:style-name="ce1" table:number-columns-repeated="4"/>
          <table:table-cell table:style-name="ce7" table:number-columns-repeated="1015"/>
        </table:table-row>
        <table:table-row table:style-name="ro1">
          <table:table-cell table:style-name="ce1"/>
          <table:table-cell table:style-name="ce4" table:number-columns-repeated="3"/>
          <table:table-cell table:style-name="ce7" table:number-columns-repeated="9"/>
          <table:table-cell/>
          <table:table-cell table:style-name="ce7" table:number-columns-repeated="1009"/>
        </table:table-row>
        <table:table-row table:style-name="ro1">
          <table:table-cell table:style-name="ce2" office:value-type="string" calcext:value-type="string">
            <text:p>For all entries (excluding insert 9) Control number 254 with Parameter value 128 just sends a message ID in Par 2.</text:p>
          </table:table-cell>
          <table:table-cell table:style-name="ce4" table:number-columns-repeated="3"/>
          <table:table-cell table:style-name="ce7" table:number-columns-repeated="1019"/>
        </table:table-row>
        <table:table-row table:style-name="ro1">
          <table:table-cell table:style-name="ce2" office:value-type="string" calcext:value-type="string">
            <text:p>Other parameters may be filled in for more information.</text:p>
          </table:table-cell>
          <table:table-cell table:style-name="ce4" table:number-columns-repeated="3"/>
          <table:table-cell table:style-name="ce7" table:number-columns-repeated="1019"/>
        </table:table-row>
        <table:table-row table:style-name="ro1">
          <table:table-cell table:style-name="ce2"/>
          <table:table-cell table:style-name="ce4" table:number-columns-repeated="3"/>
          <table:table-cell table:style-name="ce7" table:number-columns-repeated="1019"/>
        </table:table-row>
        <table:table-row table:style-name="ro1">
          <table:table-cell table:style-name="ce2" office:value-type="string" calcext:value-type="string">
            <text:p>Y, y</text:p>
          </table:table-cell>
          <table:table-cell table:number-columns-repeated="3" table:style-name="ce5" office:value-type="string" calcext:value-type="string">
            <text:p>any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number-columns-repeated="7" table:style-name="ce1" office:value-type="string" calcext:value-type="string">
            <text:p>any</text:p>
          </table:table-cell>
          <table:table-cell table:style-name="ce2" office:value-type="string" calcext:value-type="string">
            <text:p>Force exit at any time from any section</text:p>
          </table:table-cell>
          <table:table-cell table:style-name="ce1" table:number-columns-repeated="1009"/>
        </table:table-row>
        <table:table-row table:style-name="ro1">
          <table:table-cell table:style-name="ce2"/>
          <table:table-cell table:style-name="ce5" table:number-columns-repeated="3"/>
          <table:table-cell table:style-name="ce1" table:number-columns-repeated="1019"/>
        </table:table-row>
        <table:table-row table:style-name="ro1">
          <table:table-cell table:style-name="ce1"/>
          <table:table-cell table:style-name="ce4" table:number-columns-repeated="3"/>
          <table:table-cell table:style-name="ce7"/>
          <table:table-cell table:style-name="ce7" office:value-type="string" calcext:value-type="string">
            <text:p>CONFIG::control:: +</text:p>
          </table:table-cell>
          <table:table-cell table:style-name="ce7" table:number-columns-repeated="7"/>
          <table:table-cell table:style-name="ce7" office:value-type="string" calcext:value-type="string">
            <text:p>Config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4" table:number-columns-repeated="3"/>
          <table:table-cell table:style-name="ce7" table:number-columns-repeated="101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256 to 16384</text:p>
          </table:table-cell>
          <table:table-cell table:style-name="ce5"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oscillatorSize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Oscillator size – powers of 2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16 to 4096</text:p>
          </table:table-cell>
          <table:table-cell table:style-name="ce5" table:number-columns-repeated="2"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ufferSize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uffer size – powers of 2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adSynthInterpolation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PadSynth interpolation – linear, cubic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3</text:p>
          </table:table-cell>
          <table:table-cell table:style-name="ce5" table:number-columns-repeated="2"/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virtualKeyboardLayout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Virtual keyboard layout – QWERTY, Dvorak, QWERTZ, AZERTY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9</text:p>
          </table:table-cell>
          <table:table-cell table:style-name="ce5" table:number-columns-repeated="2"/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XMLcompressionLevel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XML compression level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reportsDestination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Reports destination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1 to 3</text:p>
          </table:table-cell>
          <table:table-cell table:style-name="ce5" table:number-columns-repeated="2"/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savedInstrumentFormat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aved Instrument Format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showEnginesTypes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how Engines and Types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9"/>
          <table:table-cell table:style-name="ce2"/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defaultStateStart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tart with default state (~/.config/yoshimi/yoshimi.state)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hideNonFatalErrors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Hide non-fatal errors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showSplash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how splash screen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logInstrumentLoadTimes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load times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logXMLheaders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XML headers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saveAllXMLdata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Include disabled data in XML files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enableGUI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GUI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enableCLI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CLI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enableAutoInstance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Auto Instance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enableSinglePath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single master instance</text:p>
          </table:table-cell>
          <table:table-cell table:style-name="ce7"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historyLock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0 to 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ck history for group kititem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table:style-name="ce5" table:number-columns-repeated="2"/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exposeStatus</text:p>
          </table:table-cell>
          <table:table-cell table:style-name="ce1" table:number-columns-repeated="7"/>
          <table:table-cell table:style-name="ce2" office:value-type="string" calcext:value-type="string">
            <text:p>Local to CLI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9"/>
          <table:table-cell table:style-name="ce2"/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jackMidiSource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Jack MIDI source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33" calcext:value-type="float">
            <text:p>33</text:p>
          </table:table-cell>
          <table:table-cell table:style-name="ce1" office:value-type="string" calcext:value-type="string">
            <text:p>jackPreferredMidi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s preferred MIDI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string" calcext:value-type="string">
            <text:p>jackServer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JACK server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35" calcext:value-type="float">
            <text:p>35</text:p>
          </table:table-cell>
          <table:table-cell table:style-name="ce1" office:value-type="string" calcext:value-type="string">
            <text:p>jackPreferredAudio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JACK as preferred audio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36" calcext:value-type="float">
            <text:p>36</text:p>
          </table:table-cell>
          <table:table-cell table:style-name="ce1" office:value-type="string" calcext:value-type="string">
            <text:p>jackAutoConnectAudio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Autoconnect audio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9"/>
          <table:table-cell table:style-name="ce2"/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alsaMidiSource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Alsa comma separated MIDI source list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49" calcext:value-type="float">
            <text:p>49</text:p>
          </table:table-cell>
          <table:table-cell table:style-name="ce1" office:value-type="string" calcext:value-type="string">
            <text:p>alsaPreferredMidi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LSA as preferred MIDI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0 – 2</text:p>
          </table:table-cell>
          <table:table-cell table:style-name="ce5" table:number-columns-repeated="2"/>
          <table:table-cell table:style-name="ce1" office:value-type="float" office:value="50" calcext:value-type="float">
            <text:p>50</text:p>
          </table:table-cell>
          <table:table-cell table:style-name="ce1" office:value-type="string" calcext:value-type="string">
            <text:p>alsaMidiType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Alsa Midi Type – Fixed, Search, External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string" calcext:value-type="string">
            <text:p>alsaAudioDevice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ALSA audio device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52" calcext:value-type="float">
            <text:p>52</text:p>
          </table:table-cell>
          <table:table-cell table:style-name="ce1" office:value-type="string" calcext:value-type="string">
            <text:p>alsaPreferredAudio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LSA as preferred audio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3</text:p>
          </table:table-cell>
          <table:table-cell table:style-name="ce5" table:number-columns-repeated="2"/>
          <table:table-cell table:style-name="ce1" office:value-type="float" office:value="53" calcext:value-type="float">
            <text:p>53</text:p>
          </table:table-cell>
          <table:table-cell table:style-name="ce1" office:value-type="string" calcext:value-type="string">
            <text:p>alsaSampleRate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ALSA sample rate – 192000, 96000, 48000, 44100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9"/>
          <table:table-cell table:style-name="ce2"/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n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string" calcext:value-type="string">
            <text:p>addPresetRootDir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add preset root directory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n, Y</text:p>
          </table:table-cell>
          <table:table-cell table:style-name="ce5" office:value-type="string" calcext:value-type="string">
            <text:p>0 to 999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string" calcext:value-type="string">
            <text:p>removePresetRootDir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delete numbered preset root directory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n, Y</text:p>
          </table:table-cell>
          <table:table-cell table:style-name="ce5" office:value-type="string" calcext:value-type="string">
            <text:p>0 to 999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string" calcext:value-type="string">
            <text:p>currentPresetRoot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set current preset root directory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9"/>
          <table:table-cell table:style-name="ce2"/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, 32, other</text:p>
          </table:table-cell>
          <table:table-cell table:style-name="ce5" table:number-columns-repeated="2"/>
          <table:table-cell table:style-name="ce1" office:value-type="float" office:value="65" calcext:value-type="float">
            <text:p>65</text:p>
          </table:table-cell>
          <table:table-cell table:style-name="ce1" office:value-type="string" calcext:value-type="string">
            <text:p>bankRootCC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ank root CC – MSB, LSB, Off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, 32, other</text:p>
          </table:table-cell>
          <table:table-cell table:style-name="ce5" table:number-columns-repeated="2"/>
          <table:table-cell table:style-name="ce1" office:value-type="float" office:value="67" calcext:value-type="float">
            <text:p>67</text:p>
          </table:table-cell>
          <table:table-cell table:style-name="ce1" office:value-type="string" calcext:value-type="string">
            <text:p>bankCC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ank CC – MSB, LSB, Off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68" calcext:value-type="float">
            <text:p>68</text:p>
          </table:table-cell>
          <table:table-cell table:style-name="ce1" office:value-type="string" calcext:value-type="string">
            <text:p>enableProgramChange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program change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69" calcext:value-type="float">
            <text:p>69</text:p>
          </table:table-cell>
          <table:table-cell table:style-name="ce1" office:value-type="string" calcext:value-type="string">
            <text:p>instChangeEnablesPart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part on program change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9"/>
          <table:table-cell table:style-name="ce2"/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119, other</text:p>
          </table:table-cell>
          <table:table-cell table:style-name="ce5" table:number-columns-repeated="2"/>
          <table:table-cell table:style-name="ce1" office:value-type="float" office:value="71" calcext:value-type="float">
            <text:p>71</text:p>
          </table:table-cell>
          <table:table-cell table:style-name="ce1" office:value-type="string" calcext:value-type="string">
            <text:p>extendedProgramChangeCC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xtended program change CC – other = off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72" calcext:value-type="float">
            <text:p>72</text:p>
          </table:table-cell>
          <table:table-cell table:style-name="ce1" office:value-type="string" calcext:value-type="string">
            <text:p>ignoreResetAllCCs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Ignore reset all CC’s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73" calcext:value-type="float">
            <text:p>73</text:p>
          </table:table-cell>
          <table:table-cell table:style-name="ce1" office:value-type="string" calcext:value-type="string">
            <text:p>logIncomingCCs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incoming CC’s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74" calcext:value-type="float">
            <text:p>74</text:p>
          </table:table-cell>
          <table:table-cell table:style-name="ce1" office:value-type="string" calcext:value-type="string">
            <text:p>showLearnEditor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how learn editor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75" calcext:value-type="float">
            <text:p>75</text:p>
          </table:table-cell>
          <table:table-cell table:style-name="ce1" office:value-type="string" calcext:value-type="string">
            <text:p>enableNRPNs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NRPN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9"/>
          <table:table-cell table:style-name="ce2"/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string" calcext:value-type="string">
            <text:p>saveCurrentConfig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Save current config (dummy text)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6"/>
          <table:table-cell/>
          <table:table-cell table:style-name="ce1" table:number-columns-repeated="2"/>
          <table:table-cell table:style-name="ce2"/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9"/>
          <table:table-cell table:style-name="ce2"/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/>
          <table:table-cell table:style-name="ce7" office:value-type="string" calcext:value-type="string">
            <text:p>BANK::control:: +</text:p>
          </table:table-cell>
          <table:table-cell table:style-name="ce1" table:number-columns-repeated="7"/>
          <table:table-cell table:style-name="ce7" office:value-type="string" calcext:value-type="string">
            <text:p>Instruments / Banks / Roots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9"/>
          <table:table-cell table:style-name="ce7" table:number-columns-repeated="1010"/>
        </table:table-row>
        <table:table-row table:style-name="ro1">
          <table:table-cell table:style-name="ce1" office:value-type="string" calcext:value-type="string">
            <text:p>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readInstrumentName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1" office:value-type="string" calcext:value-type="string">
            <text:p>0 to 127 / 255</text:p>
          </table:table-cell>
          <table:table-cell table:style-name="ce5" office:value-type="string" calcext:value-type="string">
            <text:p>0 to 159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Read instrument name - bank, root, instrument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159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findInstrumentName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1" office:value-type="string" calcext:value-type="string">
            <text:p>0 to 127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find instrument name - instrument, bank, root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6"/>
          <table:table-cell office:value-type="string" calcext:value-type="string">
            <text:p>0 - 15</text:p>
          </table:table-cell>
          <table:table-cell table:style-name="ce1" table:number-columns-repeated="2"/>
          <table:table-cell table:style-name="ce2" office:value-type="string" calcext:value-type="string">
            <text:p>next in list by type or ‘*’ if list end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renameInstrument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1" office:value-type="string" calcext:value-type="string">
            <text:p>0 to 127 / 255</text:p>
          </table:table-cell>
          <table:table-cell table:style-name="ce5" office:value-type="string" calcext:value-type="string">
            <text:p>0 to 159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Rename instrument - bank, root, instrument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aveInstrument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1" office:value-type="string" calcext:value-type="string">
            <text:p>0 to 127 / 255</text:p>
          </table:table-cell>
          <table:table-cell table:style-name="ce5" office:value-type="string" calcext:value-type="string">
            <text:p>0 to 159</text:p>
          </table:table-cell>
          <table:table-cell office:value-type="string" calcext:value-type="string">
            <text:p>0 to 63 / 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Save instrument - bank, root, instrument, part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159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deleteInstrument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Delete instrument from slot in current bank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selectFirstInstrumentToSwap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string" calcext:value-type="string">
            <text:p>0 to 127 / 255</text:p>
          </table:table-cell>
          <table:table-cell table:style-name="ce1" office:value-type="string" calcext:value-type="string">
            <text:p>0 to 127</text:p>
          </table:table-cell>
          <table:table-cell table:style-name="ce5" office:value-type="string" calcext:value-type="string">
            <text:p>0 to 159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instruments (select first) - bank, root, instrument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selectSecondInstrumentAndSwap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string" calcext:value-type="string">
            <text:p>0 to 127 / 255</text:p>
          </table:table-cell>
          <table:table-cell table:style-name="ce1" office:value-type="string" calcext:value-type="string">
            <text:p>0 to 127</text:p>
          </table:table-cell>
          <table:table-cell table:style-name="ce5" office:value-type="string" calcext:value-type="string">
            <text:p>0 to 159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instruments (select second and swap) - bank, root, instrument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9"/>
          <table:table-cell table:style-name="ce2"/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selectBank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float" office:value="255" calcext:value-type="float">
            <text:p>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Select bank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renameBank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0 to 127 / 255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Rename bank - always returns root ID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createBank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string" calcext:value-type="string">
            <text:p>0 to 127</text:p>
          </table:table-cell>
          <table:table-cell table:style-name="ce1" office:value-type="string" calcext:value-type="string">
            <text:p>0 to 127 / 255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Create bank - new ID, root ID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deleteBank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string" calcext:value-type="string">
            <text:p>0 to 127</text:p>
          </table:table-cell>
          <table:table-cell table:style-name="ce1" office:value-type="string" calcext:value-type="string">
            <text:p>0 to 127 / 255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Delete bank - bank ID, root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selectFirstBankToSwap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5" office:value-type="string" calcext:value-type="string">
            <text:p>0 to 127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banks (select first)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selectSecondBankAndSwap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5" office:value-type="string" calcext:value-type="string">
            <text:p>0 to 127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banks (select second and swap)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importBank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Import bank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exportBank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Export bank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9"/>
          <table:table-cell table:style-name="ce2"/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selectRoot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float" office:value="255" calcext:value-type="float">
            <text:p>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Select root or read current one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string" calcext:value-type="string">
            <text:p>changeRootId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string" calcext:value-type="string">
            <text:p>0 to 127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Change root ID – always returns old ID - id engine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string" calcext:value-type="string">
            <text:p>addNamedRoot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old ID / 255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office:value-type="string" calcext:value-type="string">
            <text:p>Add named root to ID via miscMsg</text:p>
          </table:table-cell>
          <table:table-cell table:style-name="ce7" table:number-columns-repeated="1009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deselectRoot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Does not change actual directory contents</text:p>
          </table:table-cell>
          <table:table-cell table:number-columns-repeated="1009"/>
        </table:table-row>
        <table:table-row table:style-name="ro1">
          <table:table-cell table:number-columns-repeated="6"/>
          <table:table-cell table:style-name="ce1"/>
          <table:table-cell table:number-columns-repeated="4"/>
          <table:table-cell table:style-name="ce1"/>
          <table:table-cell table:number-columns-repeated="1011"/>
        </table:table-row>
        <table:table-row table:style-name="ro1">
          <table:table-cell table:style-name="ce1" table:number-columns-repeated="5"/>
          <table:table-cell table:style-name="ce7" office:value-type="string" calcext:value-type="string">
            <text:p>MAIN::control:: +</text:p>
          </table:table-cell>
          <table:table-cell table:style-name="ce1" table:number-columns-repeated="7"/>
          <table:table-cell table:style-name="ce7" office:value-type="string" calcext:value-type="string">
            <text:p>Main Controls</text:p>
          </table:table-cell>
          <table:table-cell table:style-name="ce7" table:number-columns-repeated="1009"/>
        </table:table-row>
        <table:table-row table:style-name="ro1">
          <table:table-cell table:style-name="ce1" table:number-columns-repeated="13"/>
          <table:table-cell table:style-name="ce7" table:number-columns-repeated="1010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volum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3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partNumber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numb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6, 32, 64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availableParts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umber of available par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detun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36 to 36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keyShift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/1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mono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no/Stereo (master out only) – 1 = mon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5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soloTyp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hannel switcher type (solo) – Off, Row, Column, Loop, TwoWay, Channe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4 to 119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soloCC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hannel switcher incoming CC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exportBank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Export bank ID at root ID to named directory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importBank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named directory to bank ID at root ID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deleteBank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ete bank (and all instruments) at ID of root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string" calcext:value-type="string">
            <text:p>setCurrentRootBank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current root and/or ban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59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loadInstrumentFromBank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63</text:p>
          </table:table-cell>
          <table:table-cell table:number-columns-repeated="2" office:value-type="string" calcext:value-type="string">
            <text:p>0 to 127, 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ad instrument to part from bank and/or root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loadInstrumentByName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instrument to part by name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3, 255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saveNamedInstrument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office:value-type="string" calcext:value-type="string">
            <text:p>0 to 159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ave named instrument from part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loadNamedPatchset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patchset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saveNamedPatchset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patchset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loadNamedVector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, 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vector to chan (insert)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saveNamedVector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vector from chan (insert)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loadNamedScal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scale via miscMg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saveNamedScal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scale via miscMg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loadNamedStat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state via miscMg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saveNamedStat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state via miscMg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loadFileFromList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5</text:p>
          </table:table-cell>
          <table:table-cell office:value-type="string" calcext:value-type="string">
            <text:p>0 to 24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ad file from group in history list (to base channel for vectors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exportPadSynthSamples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Export PadSynth samples to named prefix via miscMsg (from Pad window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masterReset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et (clear all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masterResetAndMlearn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et including MIDI-learn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openManualPDF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Ret, msg No.</text:p>
          </table:table-cell>
          <table:table-cell office:value-type="string" calcext:value-type="string">
            <text:p>Returns text for info window.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31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startInstanc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reate new numbered instanc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31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stopInstanc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ose numbered instanc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office:value-type="string" calcext:value-type="string">
            <text:p>stopSound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op (cease all sound)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office:value-type="string" calcext:value-type="string">
            <text:p>readPartPeak</text:p>
          </table:table-cell>
          <table:table-cell office:value-type="float" office:value="240" calcext:value-type="float">
            <text:p>240</text:p>
          </table:table-cell>
          <table:table-cell table:style-name="ce6" office:value-type="string" calcext:value-type="string">
            <text:p>0 to 63</text:p>
          </table:table-cell>
          <table:table-cell office:value-type="string" calcext:value-type="string">
            <text:p>0/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ad part L/R peak leve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01" calcext:value-type="float">
            <text:p>201</text:p>
          </table:table-cell>
          <table:table-cell office:value-type="string" calcext:value-type="string">
            <text:p>readMainLRpeak</text:p>
          </table:table-cell>
          <table:table-cell office:value-type="float" office:value="240" calcext:value-type="float">
            <text:p>240</text:p>
          </table:table-cell>
          <table:table-cell table:style-name="ce6" office:value-type="string" calcext:value-type="string">
            <text:p>0/1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ad main L/R peak leve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02" calcext:value-type="float">
            <text:p>202</text:p>
          </table:table-cell>
          <table:table-cell office:value-type="string" calcext:value-type="string">
            <text:p>readMainLRrms</text:p>
          </table:table-cell>
          <table:table-cell office:value-type="float" office:value="240" calcext:value-type="float">
            <text:p>240</text:p>
          </table:table-cell>
          <table:table-cell table:style-name="ce6" office:value-type="string" calcext:value-type="string">
            <text:p>0/1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ad main L/R RMS level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7" office:value-type="string" calcext:value-type="string">
            <text:p>SCALES::control:: +</text:p>
          </table:table-cell>
          <table:table-cell table:number-columns-repeated="7"/>
          <table:table-cell table:style-name="ce7" office:value-type="string" calcext:value-type="string">
            <text:p>Scales (microtonal)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329 to 66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refFrequency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t. 0 to 127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ference frequency (also returns note number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refNote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ference no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vertScale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Invert key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invertedScaleCenter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centr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3 to 6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scaleShift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cale shif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nableMicrotonal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Microtonal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nableKeyboardMap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keyboard mapp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lowKey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board first no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middleKey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board middle no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highKey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board last not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 size/err</text:p>
          </table:table-cell>
          <table:table-cell/>
          <table:table-cell office:value-type="string" calcext:value-type="string">
            <text:p>L, F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uning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Tuning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 size/err</text:p>
          </table:table-cell>
          <table:table-cell/>
          <table:table-cell office:value-type="string" calcext:value-type="string">
            <text:p>L, F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keyboardMap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Keyboard map</text:p>
          </table:table-cell>
          <table:table-cell table:number-columns-repeated="1009"/>
        </table:table-row>
        <table:table-row table:style-name="ro1">
          <table:table-cell/>
          <table:table-cell table:style-name="Default" table:number-columns-repeated="2"/>
          <table:table-cell table:style-name="ce3"/>
          <table:table-cell table:style-name="Default" table:number-columns-repeated="9"/>
          <table:table-cell table:number-columns-repeated="1010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 size/err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importScl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.scl fi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 size/err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importKbm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ret. A note</text:p>
          </table:table-cell>
          <table:table-cell office:value-type="string" calcext:value-type="string">
            <text:p>ret. min note</text:p>
          </table:table-cell>
          <table:table-cell office:value-type="string" calcext:value-type="string">
            <text:p>ret. mid note</text:p>
          </table:table-cell>
          <table:table-cell office:value-type="string" calcext:value-type="string">
            <text:p>ret. max note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.kbm file – ret. A frequency has to be fetched.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, F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name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na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, F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comment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comment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retune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une – local to GUI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clearAll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all settings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18" office:value-type="string" calcext:value-type="string">
            <text:p>VECTOR::control:: +</text:p>
          </table:table-cell>
          <table:table-cell table:number-columns-repeated="7"/>
          <table:table-cell table:style-name="ce7" office:value-type="string" calcext:value-type="string">
            <text:p>Vector control window</text:p>
          </table:table-cell>
          <table:table-cell table:number-columns-repeated="1009"/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Base Channel</text:p>
          </table:table-cell>
          <table:table-cell table:number-columns-repeated="3"/>
          <table:table-cell table:style-name="ce7"/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undefined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Was Base channel. Now does nothing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ame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displayed nam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4 to 119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Xcontroller</text:p>
          </table:table-cell>
          <table:table-cell office:value-type="float" office:value="192" calcext:value-type="float">
            <text:p>192</text:p>
          </table:table-cell>
          <table:table-cell table:style-name="ce6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controll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XleftInstrument</text:p>
          </table:table-cell>
          <table:table-cell office:value-type="float" office:value="192" calcext:value-type="float">
            <text:p>192</text:p>
          </table:table-cell>
          <table:table-cell table:style-name="ce6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left instrumen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XrightInstrument</text:p>
          </table:table-cell>
          <table:table-cell office:value-type="float" office:value="192" calcext:value-type="float">
            <text:p>192</text:p>
          </table:table-cell>
          <table:table-cell table:style-name="ce6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right instrumen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Xfeature0</text:p>
          </table:table-cell>
          <table:table-cell office:value-type="float" office:value="192" calcext:value-type="float">
            <text:p>192</text:p>
          </table:table-cell>
          <table:table-cell table:style-name="ce6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feature 0 – off, 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Xfeature1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feature 1 – off, on, rever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Xfeature2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feature 2 – off, on, rever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string" calcext:value-type="string">
            <text:p>Xfeature3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feature 3 – off, on, revers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4 to 119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Ycontroller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controll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YupInstrument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up instrumen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YdownInstrument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down instrumen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Yfeature0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feature 0 – off, 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Yfeature1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feature 1 – off, on, rever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Yfeature2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feature 2 – off, on, rever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Yfeature3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Y feature 3 – off, on, revers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erase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, &gt;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vector – base &gt; 15 = all</text:p>
          </table:table-cell>
          <table:table-cell table:number-columns-repeated="1009"/>
        </table:table-row>
        <table:table-row table:style-name="ro1" table:number-rows-repeated="2">
          <table:table-cell table:number-columns-repeated="15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</table:table-row>
        <table:table-row table:style-name="ro1">
          <table:table-cell table:number-columns-repeated="5"/>
          <table:table-cell table:style-name="ce19" office:value-type="string" calcext:value-type="string">
            <text:p>PART::control:: +</text:p>
          </table:table-cell>
          <table:table-cell table:number-columns-repeated="7"/>
          <table:table-cell table:style-name="ce7" office:value-type="string" calcext:value-type="string">
            <text:p>Main part control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velocitySens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anning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velocityOffset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offse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midiChannel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IDI channe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keyMod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e – Poly, Mono, Legat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0 12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channelATset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255, ret 0 to 127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hannel aftertouch off, filter cutoff + filter Q + pitchbend + modulation | ret key va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keyATset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255, ret 0 to 127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aftertouch off, filter cutoff + filter Q + pitchbend + modulation | ret chan va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portamento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enabl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minNot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inimum no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12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maxNot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ximum no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minToLastKey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inimum to last key pr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maxToLastKey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ximum to last key pr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resetMinMaxKey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key limit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60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maxNotes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x number not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36 to 36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keyShift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partToSystemEffect1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to system effects 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string" calcext:value-type="string">
            <text:p>partToSystemEffect2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to system effects 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string" calcext:value-type="string">
            <text:p>partToSystemEffect3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to system effects 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string" calcext:value-type="string">
            <text:p>partToSystemEffect4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to system effects 3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effectNumber</text:p>
          </table:table-cell>
          <table:table-cell office:value-type="string" calcext:value-type="string">
            <text:p>0 to 63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7" calcext:value-type="float">
            <text:p>17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s numb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string" calcext:value-type="string">
            <text:p>effectType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office:value-type="float" office:value="17" calcext:value-type="float">
            <text:p>17</text:p>
          </table:table-cell>
          <table:table-cell office:value-type="float" office:value="255" calcext:value-type="float">
            <text:p>255</text:p>
          </table:table-cell>
          <table:table-cell table:style-name="ce1" office:value-type="string" calcext:value-type="string">
            <text:p>ret. 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string" calcext:value-type="string">
            <text:p>effectDestination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office:value-type="float" office:value="17" calcext:value-type="float">
            <text:p>17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 destination (Next Effect, Part Out, Dry Out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string" calcext:value-type="string">
            <text:p>effectBypass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office:value-type="float" office:value="17" calcext:value-type="float">
            <text:p>17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ypass effect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defaultInstrument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part to default instrument (simple Sound)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n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string" calcext:value-type="string">
            <text:p>padsynthParameter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initialse changed parameters ** combine this with applyChanges **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, 2, 3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string" calcext:value-type="string">
            <text:p>audioDestination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udio destination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13"/>
          <table:table-cell table:style-name="ce7" office:value-type="string" calcext:value-type="string">
            <text:p>Controller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64 to 127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office:value-type="string" calcext:value-type="string">
            <text:p>volumeRang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 rang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29" calcext:value-type="float">
            <text:p>129</text:p>
          </table:table-cell>
          <table:table-cell office:value-type="string" calcext:value-type="string">
            <text:p>volumeEnabl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 enab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64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string" calcext:value-type="string">
            <text:p>panningWid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 wid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31" calcext:value-type="float">
            <text:p>131</text:p>
          </table:table-cell>
          <table:table-cell office:value-type="string" calcext:value-type="string">
            <text:p>modWheelDep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 wheel 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2" calcext:value-type="float">
            <text:p>132</text:p>
          </table:table-cell>
          <table:table-cell office:value-type="string" calcext:value-type="string">
            <text:p>exponentialModWheel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ponential mod whee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33" calcext:value-type="float">
            <text:p>133</text:p>
          </table:table-cell>
          <table:table-cell office:value-type="string" calcext:value-type="string">
            <text:p>bandwidthDep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dwidth 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4" calcext:value-type="float">
            <text:p>134</text:p>
          </table:table-cell>
          <table:table-cell office:value-type="string" calcext:value-type="string">
            <text:p>exponentialBandwid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ponential bandwid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5" calcext:value-type="float">
            <text:p>135</text:p>
          </table:table-cell>
          <table:table-cell office:value-type="string" calcext:value-type="string">
            <text:p>expressionEnabl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pression enab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6" calcext:value-type="float">
            <text:p>136</text:p>
          </table:table-cell>
          <table:table-cell office:value-type="string" calcext:value-type="string">
            <text:p>FMamplitudeEnabl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M amplitude enab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7" calcext:value-type="float">
            <text:p>137</text:p>
          </table:table-cell>
          <table:table-cell office:value-type="string" calcext:value-type="string">
            <text:p>sustainPedalEnabl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pedal enab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00 to 6400</text:p>
          </table:table-cell>
          <table:table-cell table:number-columns-repeated="2"/>
          <table:table-cell office:value-type="float" office:value="138" calcext:value-type="float">
            <text:p>138</text:p>
          </table:table-cell>
          <table:table-cell office:value-type="string" calcext:value-type="string">
            <text:p>pitchWheelRang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itch wheel rang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39" calcext:value-type="float">
            <text:p>139</text:p>
          </table:table-cell>
          <table:table-cell office:value-type="string" calcext:value-type="string">
            <text:p>filterQdep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Q 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40" calcext:value-type="float">
            <text:p>140</text:p>
          </table:table-cell>
          <table:table-cell office:value-type="string" calcext:value-type="string">
            <text:p>filterCutoffDep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cutoff 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table:style-name="ce3" office:value-type="string" calcext:value-type="string">
            <text:p>0 / 1</text:p>
          </table:table-cell>
          <table:table-cell table:style-name="ce3" table:number-columns-repeated="2"/>
          <table:table-cell office:value-type="float" office:value="141" calcext:value-type="float">
            <text:p>141</text:p>
          </table:table-cell>
          <table:table-cell office:value-type="string" calcext:value-type="string">
            <text:p>breathControlEnabl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reath control enable</text:p>
          </table:table-cell>
          <table:table-cell table:number-columns-repeated="1009"/>
        </table:table-row>
        <table:table-row table:style-name="ro1">
          <table:table-cell/>
          <table:table-cell table:style-name="ce3" table:number-columns-repeated="3"/>
          <table:table-cell table:number-columns-repeated="101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44" calcext:value-type="float">
            <text:p>144</text:p>
          </table:table-cell>
          <table:table-cell office:value-type="string" calcext:value-type="string">
            <text:p>resonanceCenterFrequencyDep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onance centre frequency 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45" calcext:value-type="float">
            <text:p>145</text:p>
          </table:table-cell>
          <table:table-cell office:value-type="string" calcext:value-type="string">
            <text:p>resonanceBandwidthDep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onance bandwidth depth</text:p>
          </table:table-cell>
          <table:table-cell table:number-columns-repeated="1009"/>
        </table:table-row>
        <table:table-row table:style-name="ro1">
          <table:table-cell/>
          <table:table-cell table:style-name="ce3" table:number-columns-repeated="3"/>
          <table:table-cell table:number-columns-repeated="101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60" calcext:value-type="float">
            <text:p>160</text:p>
          </table:table-cell>
          <table:table-cell office:value-type="string" calcext:value-type="string">
            <text:p>portamentoTim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 ti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61" calcext:value-type="float">
            <text:p>161</text:p>
          </table:table-cell>
          <table:table-cell office:value-type="string" calcext:value-type="string">
            <text:p>portamentoTimeStretc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 time stretc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62" calcext:value-type="float">
            <text:p>162</text:p>
          </table:table-cell>
          <table:table-cell office:value-type="string" calcext:value-type="string">
            <text:p>portamentoThreshold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 threshold (cents x 100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63" calcext:value-type="float">
            <text:p>163</text:p>
          </table:table-cell>
          <table:table-cell office:value-type="string" calcext:value-type="string">
            <text:p>portamentoThresholdTyp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 threshold ty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64" calcext:value-type="float">
            <text:p>164</text:p>
          </table:table-cell>
          <table:table-cell office:value-type="string" calcext:value-type="string">
            <text:p>enableProportionalPortamento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proportional portament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65" calcext:value-type="float">
            <text:p>165</text:p>
          </table:table-cell>
          <table:table-cell office:value-type="string" calcext:value-type="string">
            <text:p>proportionalPortamentoRat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roportional portamento ra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66" calcext:value-type="float">
            <text:p>166</text:p>
          </table:table-cell>
          <table:table-cell office:value-type="string" calcext:value-type="string">
            <text:p>proportionalPortamentoDep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roportional portamento depth</text:p>
          </table:table-cell>
          <table:table-cell table:number-columns-repeated="1009"/>
        </table:table-row>
        <table:table-row table:style-name="ro1">
          <table:table-cell/>
          <table:table-cell table:style-name="ce3" table:number-columns-repeated="3"/>
          <table:table-cell table:number-columns-repeated="101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68" calcext:value-type="float">
            <text:p>168</text:p>
          </table:table-cell>
          <table:table-cell office:value-type="string" calcext:value-type="string">
            <text:p>receivePortamento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portamento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 office:value-type="string" calcext:value-type="string">
            <text:p>End of Controllers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/>
          <table:table-cell table:number-columns-repeated="1009"/>
        </table:table-row>
        <table:table-row table:style-name="ro1">
          <table:table-cell office:value-type="string" calcext:value-type="string">
            <text:p>n</text:p>
          </table:table-cell>
          <table:table-cell table:style-name="ce3" office:value-type="string" calcext:value-type="string">
            <text:p>any</text:p>
          </table:table-cell>
          <table:table-cell table:style-name="ce3" table:number-columns-repeated="2"/>
          <table:table-cell office:value-type="float" office:value="172" calcext:value-type="float">
            <text:p>172</text:p>
          </table:table-cell>
          <table:table-cell/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py effec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</text:p>
          </table:table-cell>
          <table:table-cell table:style-name="ce3" office:value-type="string" calcext:value-type="string">
            <text:p>any</text:p>
          </table:table-cell>
          <table:table-cell table:style-name="ce3" table:number-columns-repeated="2"/>
          <table:table-cell office:value-type="float" office:value="173" calcext:value-type="float">
            <text:p>173</text:p>
          </table:table-cell>
          <table:table-cell/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ste Effect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instrumentCopyright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part’s copyright inf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instrumentComments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part’s comme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instrumentName</text:p>
          </table:table-cell>
          <table:table-cell office:value-type="string" calcext:value-type="string">
            <text:p>0 to 63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32 / 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/Read part’s (kit item if 32) na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6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instrumentTyp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Instrument type (undefined, Piano etc.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defaultInstrumentCopyright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/ 1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ad / Save default instrument author and copyright 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25" calcext:value-type="float">
            <text:p>225</text:p>
          </table:table-cell>
          <table:table-cell office:value-type="string" calcext:value-type="string">
            <text:p>resetAllControllers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et all controllers (for this part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s 0/1</text:p>
          </table:table-cell>
          <table:table-cell table:number-columns-repeated="2"/>
          <table:table-cell office:value-type="float" office:value="252" calcext:value-type="float">
            <text:p>252</text:p>
          </table:table-cell>
          <table:table-cell office:value-type="string" calcext:value-type="string">
            <text:p>partBusy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is busy (read only)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ce1"/>
          <table:table-cell table:number-columns-repeated="1011"/>
        </table:table-row>
        <table:table-row table:style-name="ro1">
          <table:table-cell table:number-columns-repeated="13"/>
          <table:table-cell table:style-name="ce7" office:value-type="string" calcext:value-type="string">
            <text:p>MIDI Contro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2" calcext:value-type="float">
            <text:p>192</text:p>
          </table:table-cell>
          <table:table-cell office:value-type="string" calcext:value-type="string">
            <text:p>midiModWheel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(CC1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3" calcext:value-type="float">
            <text:p>193</text:p>
          </table:table-cell>
          <table:table-cell office:value-type="string" calcext:value-type="string">
            <text:p>midiBrea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reath Control (CC2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4" calcext:value-type="float">
            <text:p>194</text:p>
          </table:table-cell>
          <table:table-cell office:value-type="string" calcext:value-type="string">
            <text:p>midiExpression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pression (CC11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5" calcext:value-type="float">
            <text:p>195</text:p>
          </table:table-cell>
          <table:table-cell office:value-type="string" calcext:value-type="string">
            <text:p>midiSustain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(CC64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6" calcext:value-type="float">
            <text:p>196</text:p>
          </table:table-cell>
          <table:table-cell office:value-type="string" calcext:value-type="string">
            <text:p>midiPortamento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 (CC 65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7" calcext:value-type="float">
            <text:p>197</text:p>
          </table:table-cell>
          <table:table-cell office:value-type="string" calcext:value-type="string">
            <text:p>midiFilterQ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Q (CC73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8" calcext:value-type="float">
            <text:p>198</text:p>
          </table:table-cell>
          <table:table-cell office:value-type="string" calcext:value-type="string">
            <text:p>midiFilterCutoff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Cutoff (CC74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9" calcext:value-type="float">
            <text:p>199</text:p>
          </table:table-cell>
          <table:table-cell office:value-type="string" calcext:value-type="string">
            <text:p>midiBandwid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ster Bandwidth (CC75)</text:p>
          </table:table-cell>
          <table:table-cell table:number-columns-repeated="1009"/>
        </table:table-row>
        <table:table-row table:style-name="ro1">
          <table:table-cell/>
          <table:table-cell table:style-name="ce3" table:number-columns-repeated="3"/>
          <table:table-cell table:number-columns-repeated="1019"/>
        </table:table-row>
        <table:table-row table:style-name="ro1">
          <table:table-cell table:number-columns-repeated="13"/>
          <table:table-cell table:style-name="ce7" office:value-type="string" calcext:value-type="string">
            <text:p>Instrument edit window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enable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Addsyn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enable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SubSyn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enable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PadSyn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50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humanis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umani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50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humanvelocity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umanise Velocity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13"/>
          <table:table-cell table:style-name="ce7" office:value-type="string" calcext:value-type="string">
            <text:p>Kit edit window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enabl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2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engine enable – Addsynth, Subsynth, Padsyn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enabl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1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enable (can’t disable kit item 0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string" calcext:value-type="string">
            <text:p>kitItemMut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mu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minNot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minimum no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12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maxNot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maximum no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minToLastKe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minimum to last key pr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maxToLastKe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maximum to last key pr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resetMinMaxKe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clear key limit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kitEffectNum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 to use – Off, 1, 2, 3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string" calcext:value-type="string">
            <text:p>drumMod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rum mod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office:value-type="string" calcext:value-type="string">
            <text:p>kitMod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e – Off, Multi, Single, Crossfad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5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</table:table-row>
        <table:table-row table:style-name="ro1">
          <table:table-cell table:number-columns-repeated="13"/>
          <table:table-cell table:style-name="ce7" office:value-type="string" calcext:value-type="string">
            <text:p>Copy and Paste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</table:table-row>
        <table:table-row table:style-name="ro1">
          <table:table-cell/>
          <table:table-cell office:value-type="string" calcext:value-type="string">
            <text:p>See Note&gt;</text:p>
          </table:table-cell>
          <table:table-cell table:number-columns-repeated="11"/>
          <table:table-cell office:value-type="string" calcext:value-type="string">
            <text:p>Value takes the place of the part number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</table:table-row>
        <table:table-row table:style-name="ro1">
          <table:table-cell table:number-columns-repeated="15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2" calcext:value-type="float">
            <text:p>7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rt level</text:p>
          </table:table-cell>
          <table:table-cell office:value-type="string" calcext:value-type="string">
            <text:p>structures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py to clipboard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2" calcext:value-type="float">
            <text:p>7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rt level</text:p>
          </table:table-cell>
          <table:table-cell office:value-type="string" calcext:value-type="string">
            <text:p>structures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Copy to file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2" calcext:value-type="float">
            <text:p>7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rt level</text:p>
          </table:table-cell>
          <table:table-cell office:value-type="string" calcext:value-type="string">
            <text:p>structures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ste from clipboard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2" calcext:value-type="float">
            <text:p>7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rt level</text:p>
          </table:table-cell>
          <table:table-cell office:value-type="string" calcext:value-type="string">
            <text:p>structures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Paste from file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19" office:value-type="string" calcext:value-type="string">
            <text:p>ADDSYNTH::control:: +</text:p>
          </table:table-cell>
          <table:table-cell table:number-columns-repeated="7"/>
          <table:table-cell table:style-name="ce7" office:value-type="string" calcext:value-type="string">
            <text:p>AddSynth main window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velocitySen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anning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detune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octa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4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detun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coarseDetun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relativeBand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ative bandwidth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13" calcext:value-type="float">
            <text:p>113</text:p>
          </table:table-cell>
          <table:table-cell office:value-type="string" calcext:value-type="string">
            <text:p>randomGroup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andom group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0" calcext:value-type="float">
            <text:p>120</text:p>
          </table:table-cell>
          <table:table-cell office:value-type="string" calcext:value-type="string">
            <text:p>dePop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1" calcext:value-type="float">
            <text:p>121</text:p>
          </table:table-cell>
          <table:table-cell office:value-type="string" calcext:value-type="string">
            <text:p>punchStreng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2" calcext:value-type="float">
            <text:p>122</text:p>
          </table:table-cell>
          <table:table-cell office:value-type="string" calcext:value-type="string">
            <text:p>punchDura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3" calcext:value-type="float">
            <text:p>123</text:p>
          </table:table-cell>
          <table:table-cell office:value-type="string" calcext:value-type="string">
            <text:p>punchStretc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4" calcext:value-type="float">
            <text:p>124</text:p>
          </table:table-cell>
          <table:table-cell office:value-type="string" calcext:value-type="string">
            <text:p>punchVelocit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19" office:value-type="string" calcext:value-type="string">
            <text:p>ADDVOICE::control:: +</text:p>
          </table:table-cell>
          <table:table-cell table:number-columns-repeated="7"/>
          <table:table-cell table:style-name="ce7" office:value-type="string" calcext:value-type="string">
            <text:p>AddSynth voice window – voice numbers 0 to 7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velocitySen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anning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invertPha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inus – invert volume control ac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enableAmplitude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amplitude envelo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enableVoic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ice enab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enableAmplitudeLFO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amplitude LFO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modulator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type – Off, Morph, Ring, PM, FM, PW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1 to 6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externalModulato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ternal modulator (from lower numbered voices) – off = -1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detune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equalTemperVaria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baseFrequencyAs440Hz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octa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detun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type – Default, L35 cents, L10 cents, E100 cents, E1200 ce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coarseDetun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pitchBendAdjustmen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pitchBendOffse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enableFrequency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string" calcext:value-type="string">
            <text:p>enableFrequencyLFO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quency LFO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unisonFrequencySpread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frequency spread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unisonPhaseRandomi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phase randomi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50" calcext:value-type="float">
            <text:p>50</text:p>
          </table:table-cell>
          <table:table-cell office:value-type="string" calcext:value-type="string">
            <text:p>unisonStereoSpread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stereo spread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51" calcext:value-type="float">
            <text:p>51</text:p>
          </table:table-cell>
          <table:table-cell office:value-type="string" calcext:value-type="string">
            <text:p>unisonVibratoDep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vibrato 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52" calcext:value-type="float">
            <text:p>52</text:p>
          </table:table-cell>
          <table:table-cell office:value-type="string" calcext:value-type="string">
            <text:p>unisonVibratoSpeed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vibrato speed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2 to 50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 office:value-type="string" calcext:value-type="string">
            <text:p>unisonSiz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siz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5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string" calcext:value-type="string">
            <text:p>unisonPhaseInver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phase invert – None, Random, 50%, 33%, 25%, 20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office:value-type="string" calcext:value-type="string">
            <text:p>enableUnis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enabl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bypassGlobalFil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ypass global filt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string" calcext:value-type="string">
            <text:p>enableFil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string" calcext:value-type="string">
            <text:p>enableFilter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ilter envelo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string" calcext:value-type="string">
            <text:p>enableFilterLFO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ilter LFO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modulatorAmplitu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amplitud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81" calcext:value-type="float">
            <text:p>81</text:p>
          </table:table-cell>
          <table:table-cell office:value-type="string" calcext:value-type="string">
            <text:p>modulatorVelocitySen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velocity sensitivit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string" calcext:value-type="string">
            <text:p>modulatorHFdamping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HF damp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string" calcext:value-type="string">
            <text:p>enableModulatorAmplitude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modulator amplitude envelo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modulatorDetune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detun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string" calcext:value-type="string">
            <text:p>modulatorDetuneFromBaseOsc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get detune from base oscillato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 office:value-type="string" calcext:value-type="string">
            <text:p>modulatorFrequencyAs440Hz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modulator frequency to 440Hz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99" calcext:value-type="float">
            <text:p>99</text:p>
          </table:table-cell>
          <table:table-cell office:value-type="string" calcext:value-type="string">
            <text:p>modulatorOcta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octav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string" calcext:value-type="string">
            <text:p>modulatorDetun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detune type – Default, L35 cents, L10 cents, E100 cents, E1200 ce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office:value-type="string" calcext:value-type="string">
            <text:p>modulatorCoarseDetun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coarse detun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string" calcext:value-type="string">
            <text:p>enableModulatorFrequency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modulator frequency envelo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string" calcext:value-type="string">
            <text:p>modulatorOscillatorPha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oscillator pha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<text:s/>-1 to 6</text:p>
          </table:table-cell>
          <table:table-cell table:number-columns-repeated="2"/>
          <table:table-cell office:value-type="float" office:value="113" calcext:value-type="float">
            <text:p>113</text:p>
          </table:table-cell>
          <table:table-cell office:value-type="string" calcext:value-type="string">
            <text:p>modulatorOscillatorSourc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ternal modulator oscillator - (from lower number modulators) – off = -1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8" calcext:value-type="float">
            <text:p>128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string" calcext:value-type="string">
            <text:p>enableResonanc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onance enable (for this voice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132" calcext:value-type="float">
            <text:p>132</text:p>
          </table:table-cell>
          <table:table-cell office:value-type="string" calcext:value-type="string">
            <text:p>voiceOscillatorPha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ice oscillator pha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1 to 6</text:p>
          </table:table-cell>
          <table:table-cell table:number-columns-repeated="2"/>
          <table:table-cell office:value-type="float" office:value="133" calcext:value-type="float">
            <text:p>133</text:p>
          </table:table-cell>
          <table:table-cell office:value-type="string" calcext:value-type="string">
            <text:p>externalOscillato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ternal voice (from lower numbered voices) – off = -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1 to 6</text:p>
          </table:table-cell>
          <table:table-cell table:number-columns-repeated="2"/>
          <table:table-cell office:value-type="float" office:value="134" calcext:value-type="float">
            <text:p>134</text:p>
          </table:table-cell>
          <table:table-cell office:value-type="string" calcext:value-type="string">
            <text:p>voiceOscillatorSourc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ternal voice oscillator (from lower numbered voices) – off = -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135" calcext:value-type="float">
            <text:p>135</text:p>
          </table:table-cell>
          <table:table-cell office:value-type="string" calcext:value-type="string">
            <text:p>sound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ound type – Oscillator, White noise, Pink noise, Spot noise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19" office:value-type="string" calcext:value-type="string">
            <text:p>SUBSYNTH::control:: +</text:p>
          </table:table-cell>
          <table:table-cell table:number-columns-repeated="7"/>
          <table:table-cell table:style-name="ce7" office:value-type="string" calcext:value-type="string">
            <text:p>SubSynth window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/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velocitySen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anning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band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bandwidthScal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dwidth sca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enableBandwidth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bandwidth envelop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detune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equalTemperVaria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baseFrequencyAs440Hz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octa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4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detun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coarseDetun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pitchBendAdjustmen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pitchBendOffse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09"/>
        </table:table-row>
        <table:table-row table:style-name="ro1">
          <table:table-cell/>
          <table:table-cell table:style-name="ce3" table:number-columns-repeated="3"/>
          <table:table-cell table:number-columns-repeated="101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/ 1</text:p>
          </table:table-cell>
          <table:table-cell table:style-name="ce3"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enableFrequency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overtoneParameter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overtoneParameter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string" calcext:value-type="string">
            <text:p>overtoneForceHarmonic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force harmonic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7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string" calcext:value-type="string">
            <text:p>overtonePosi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, Shift.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enableFil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5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filterStage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stag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string" calcext:value-type="string">
            <text:p>mag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string" calcext:value-type="string">
            <text:p>startPosi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rt – Zero, Random, Maximu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clearHarmonic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 office:value-type="string" calcext:value-type="string">
            <text:p>Harmonics inser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string" calcext:value-type="string">
            <text:p>0 to 63</text:p>
          </table:table-cell>
          <table:table-cell office:value-type="string" calcext:value-type="string">
            <text:p>harmonicAmplitu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amplitud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string" calcext:value-type="string">
            <text:p>0 to 63</text:p>
          </table:table-cell>
          <table:table-cell office:value-type="string" calcext:value-type="string">
            <text:p>harmonicPhaseBand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bandwidth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9"/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5"/>
          <table:table-cell table:style-name="ce19" office:value-type="string" calcext:value-type="string">
            <text:p>PADSYNTH::control:: +</text:p>
          </table:table-cell>
          <table:table-cell table:number-columns-repeated="7"/>
          <table:table-cell table:style-name="ce7" office:value-type="string" calcext:value-type="string">
            <text:p>PadSynth Window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/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velocitySen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anning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000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band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bandwidthScal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dwidth scale – Normal, Equal Hz, ¼ , ½ , ¾ , 1½ , Double, Inverse ½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spectrumMo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pectrum mode – Bandwidth, Discrete, Continuou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detune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equalTemperVaria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baseFrequencyAs440Hz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octa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4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detun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coarseDetun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pitchBendAdjustmen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pitchBendOffse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overtoneParameter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overtoneParameter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string" calcext:value-type="string">
            <text:p>overtoneForceHarmonic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force harmonic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7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string" calcext:value-type="string">
            <text:p>overtonePosi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, Shift.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base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wid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string" calcext:value-type="string">
            <text:p>frequencyMultipli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multipli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string" calcext:value-type="string">
            <text:p>modulatorStretc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stretc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string" calcext:value-type="string">
            <text:p>modulator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iz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string" calcext:value-type="string">
            <text:p>bas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type – Gauss, Square, Double Exp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string" calcext:value-type="string">
            <text:p>harmonicSideband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armonic sidebands - Full, Upper half, Lower half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string" calcext:value-type="string">
            <text:p>spectral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. mode parameter 1 (spectral width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string" calcext:value-type="string">
            <text:p>spectralAmplitu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. Mode parameter 2 (spectral amplitude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string" calcext:value-type="string">
            <text:p>amplitudeMultipli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 multiplier – Off, Gauss, Sine, Fla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office:value-type="string" calcext:value-type="string">
            <text:p>amplitudeMo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 mode – Sum, Multiply, Divide 1, Divide 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string" calcext:value-type="string">
            <text:p>autoscal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utoscal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harmonicBa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armonic base – C-2, G-2, C-3, G-3, C-4, G-4, C-5, G-5, G-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string" calcext:value-type="string">
            <text:p>samplesPerOcta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amples per octave – 0.5, 1, 2, 3, 4, 6, 1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7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string" calcext:value-type="string">
            <text:p>numberOfOctave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umber of octaves – 1, 2, 3, 4, 5, 6, 7, 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office:value-type="string" calcext:value-type="string">
            <text:p>sampleSiz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ample size – 16k, 32k, 64k, 128k, 256k, 512k, 1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string" calcext:value-type="string">
            <text:p>applyChange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pply change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string" calcext:value-type="string">
            <text:p>dePop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1" calcext:value-type="float">
            <text:p>121</text:p>
          </table:table-cell>
          <table:table-cell office:value-type="string" calcext:value-type="string">
            <text:p>punchStreng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2" calcext:value-type="float">
            <text:p>122</text:p>
          </table:table-cell>
          <table:table-cell office:value-type="string" calcext:value-type="string">
            <text:p>punchDura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3" calcext:value-type="float">
            <text:p>123</text:p>
          </table:table-cell>
          <table:table-cell office:value-type="string" calcext:value-type="string">
            <text:p>punchStretc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4" calcext:value-type="float">
            <text:p>124</text:p>
          </table:table-cell>
          <table:table-cell office:value-type="string" calcext:value-type="string">
            <text:p>punchVelocit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19" office:value-type="string" calcext:value-type="string">
            <text:p>OSCILLATOR::control:: +</text:p>
          </table:table-cell>
          <table:table-cell table:number-columns-repeated="7"/>
          <table:table-cell table:style-name="ce7" office:value-type="string" calcext:value-type="string">
            <text:p>Oscillators window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/>
          <table:table-cell table:number-columns-repeated="1009"/>
        </table:table-row>
        <table:table-row table:style-name="ro1">
          <table:table-cell table:number-columns-repeated="8"/>
          <table:table-cell office:value-type="string" calcext:value-type="string">
            <text:p>See Note &gt;</text:p>
          </table:table-cell>
          <table:table-cell table:number-columns-repeated="4"/>
          <table:table-cell office:value-type="string" calcext:value-type="string">
            <text:p>Engine is 128 + (0 to 7) for AddSynth voice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Engine is 192 + (0 to 7) for AddSynth voice modulator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Engine is 2 for PadSynth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phaseRandomnes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hase randomn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mag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 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office:value-type="string" calcext:value-type="string">
            <text:p>???</text:p>
          </table:table-cell>
          <table:table-cell table:style-name="ce3"/>
          <table:table-cell office:value-type="float" office:value="2" calcext:value-type="float">
            <text:p>2</text:p>
          </table:table-cell>
          <table:table-cell office:value-type="string" calcext:value-type="string">
            <text:p>harmonicAmplitudeRandomnes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pectrum adjus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table:style-name="ce3" office:value-type="string" calcext:value-type="string">
            <text:p>0 to 2</text:p>
          </table:table-cell>
          <table:table-cell table:style-name="ce3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harmonicRandomness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armonic amplitude randomness – None, Power, Sin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baseFunctionParame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paramet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5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baseFunction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– Sine, Triangle, Pulse, Saw, Power, Gauss, Diode, AbsSine,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PulseSine, StrchSine, Chirp, AbsStrSine, Chebyshev, Sqr, Spike, Circl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baseModulationParameter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modulation parameter 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baseModulationParameter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modulation parameter 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baseModulationParameter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modulation parameter 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baseModulation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modulation type – None, Rev, Sine, Pow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autoClea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utoclear when base function – not used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useAsBaseFunc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se as base function – if value is 1 assume autoclear se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waveshapeParame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Waveshape paramet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4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waveshap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Waveshape – None, Atan, Asym1, Pow, Sine Qnts, Zigzag, Lmt, LmtU, LmtL, Ilmt,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Clip, Asym2, Pow2, Sgm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filterParameter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parameter 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filterParameter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parameter 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filterBeforeWavesha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pply filter before wavesha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3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filter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type – None, LP, HP1a, HP1b, BP1, BS1, LP2, HP2, BP2, BS2, Cos, Sin, Lsh, Sg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modulationParameter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parameter 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1" calcext:value-type="float">
            <text:p>41</text:p>
          </table:table-cell>
          <table:table-cell office:value-type="string" calcext:value-type="string">
            <text:p>modulationParameter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parameter 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2" calcext:value-type="float">
            <text:p>42</text:p>
          </table:table-cell>
          <table:table-cell office:value-type="string" calcext:value-type="string">
            <text:p>modulationParameter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parameter 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string" calcext:value-type="string">
            <text:p>modulation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type – None, Rev, Sine, Pow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4" calcext:value-type="float">
            <text:p>44</text:p>
          </table:table-cell>
          <table:table-cell office:value-type="string" calcext:value-type="string">
            <text:p>spectrumAdjustParame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pectrum adjust paramet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string" calcext:value-type="string">
            <text:p>spectrumAdjust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pectrum adjust – None, Pow, ThrsD, ThrsU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4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harmonicShif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armonic shif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string" calcext:value-type="string">
            <text:p>clearHarmonicShif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harmonic shift – local to GUI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string" calcext:value-type="string">
            <text:p>shiftBeforeWaveshapeAndFil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pply harmonic shift before waveshape and filt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00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string" calcext:value-type="string">
            <text:p>adaptiveHarmonicsParame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aptive harmonics paramet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string" calcext:value-type="string">
            <text:p>adaptiveHarmonicsBa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aptive harmonics bas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00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string" calcext:value-type="string">
            <text:p>adaptiveHarmonicsPow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aptive harmonics pow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string" calcext:value-type="string">
            <text:p>adaptiveHarmonics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aptive harmonics type – Off, On, Square, 2xSub, 2xAdd, 3xSub,3xAdd, 4xSub, 4xAdd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clearHarmonic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string" calcext:value-type="string">
            <text:p>convertToSin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vert to sin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3"/>
          <table:table-cell table:style-name="ce7" office:value-type="string" calcext:value-type="string">
            <text:p>Harmonics inser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0 to 127</text:p>
          </table:table-cell>
          <table:table-cell office:value-type="string" calcext:value-type="string">
            <text:p>harmonicAmplitu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amplitud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0 to 127</text:p>
          </table:table-cell>
          <table:table-cell office:value-type="string" calcext:value-type="string">
            <text:p>harmonicPhaseBand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7" calcext:value-type="float">
            <text:p>7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phase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19" office:value-type="string" calcext:value-type="string">
            <text:p>RESONANCE::control:: +</text:p>
          </table:table-cell>
          <table:table-cell table:number-columns-repeated="7"/>
          <table:table-cell table:style-name="ce7" office:value-type="string" calcext:value-type="string">
            <text:p>Resonance window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/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1 to 9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maxDb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x dB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center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octave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enableResonanc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resonanc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random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andomisation type (all three buttons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interpolatePeak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Interpolate peaks – 0 = Smooth, 1 = Linea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protectFundamental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rotect fundamenta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clearGrap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grap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string" calcext:value-type="string">
            <text:p>smoothGrap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mooth graph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 office:value-type="string" calcext:value-type="string">
            <text:p>Resonance Graph Inser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 office:value-type="string" calcext:value-type="string">
            <text:p>graphPoin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Graph Point <text:s/>amplitude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/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5"/>
          <table:table-cell table:style-name="ce19" office:value-type="string" calcext:value-type="string">
            <text:p>LFOINSERT::control:: +</text:p>
          </table:table-cell>
          <table:table-cell table:number-columns-repeated="7"/>
          <table:table-cell table:style-name="ce7" office:value-type="string" calcext:value-type="string">
            <text:p>LFO insert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/>
          <table:table-cell table:number-columns-repeated="1009"/>
        </table:table-row>
        <table:table-row table:style-name="ro1">
          <table:table-cell table:number-columns-repeated="8"/>
          <table:table-cell office:value-type="string" calcext:value-type="string">
            <text:p>See Note &gt;</text:p>
          </table:table-cell>
          <table:table-cell table:number-columns-repeated="4"/>
          <table:table-cell office:value-type="string" calcext:value-type="string">
            <text:p>Engine is 0 for AddSynth main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Engine is 128 + (0 to 7) for AddSynth voice</text:p>
          </table:table-cell>
          <table:table-cell table:number-columns-repeated="1009"/>
        </table:table-row>
        <table:table-row table:style-name="ro1">
          <table:table-cell table:number-columns-repeated="8"/>
          <table:table-cell table:style-name="Default"/>
          <table:table-cell table:number-columns-repeated="4"/>
          <table:table-cell office:value-type="string" calcext:value-type="string">
            <text:p>Engine is 192 + (0 to 7) for AddSynth voice modulator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Engine is 2 for PadSynth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"/>
          <table:table-cell office:value-type="string" calcext:value-type="string">
            <text:p>See Note &gt;</text:p>
          </table:table-cell>
          <table:table-cell table:number-columns-repeated="2"/>
          <table:table-cell office:value-type="string" calcext:value-type="string">
            <text:p>Parameter 0 is Amplitude LFO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Parameter 1 is Frequency LFO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Parameter 2 is Filter LFO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.0 to 1.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dep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r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amplitudeRandomnes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litude randomn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ype – Sine, Tri, Sqr, R.up, R.dn, E1dn, E2d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tinuou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frequencyRandomnes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randomn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stretc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19" office:value-type="string" calcext:value-type="string">
            <text:p>FILTERINSERT::control:: +</text:p>
          </table:table-cell>
          <table:table-cell table:number-columns-repeated="7"/>
          <table:table-cell table:style-name="ce7" office:value-type="string" calcext:value-type="string">
            <text:p>Filter parameters insert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/>
          <table:table-cell table:number-columns-repeated="1009"/>
        </table:table-row>
        <table:table-row table:style-name="ro1">
          <table:table-cell table:number-columns-repeated="7"/>
          <table:table-cell office:value-type="string" calcext:value-type="string">
            <text:p>See Note -&gt;</text:p>
          </table:table-cell>
          <table:table-cell table:number-columns-repeated="5"/>
          <table:table-cell table:style-name="ce2" office:value-type="string" calcext:value-type="string">
            <text:p>This must be 136 for the filter component of DynFilter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2"/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center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Q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equencyTracking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track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locitySensitivit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e amoun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elocityCur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e func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ai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Gain/damp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tage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ges – 1x, 2x, 3x, 4x, 5x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as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ategory – Analog, Formant, StVarF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nalog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nalog Type – LPF1, HPF1, LPF2, HPF2, BPF2, NF2, PkF2, LSh2, HSh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tateVariabl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VarF Type – LPF, HPF, BPF, NF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/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requencyTrackingRang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tracking shift – 0 = -100% to + 100%, 1 = 0 to +200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 office:value-type="string" calcext:value-type="string">
            <text:p>Formant edito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ormantSlownes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lown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ormantClearnes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n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formant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– max format = 11, max vowel = 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formantQ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Q – max format = 11, max vowel = 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ormantAmplitu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litude – max format = 11, max vowel = 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formantStretc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stretc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ormantCen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formantOcta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12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umberOfFormant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umber of forma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5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vowelNumb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wel number – not used (local to GUI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formantNumb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mant number– not used (local to GUI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equenceSiz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siz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6</text:p>
          </table:table-cell>
          <table:table-cell/>
          <table:table-cell office:value-type="string" calcext:value-type="string">
            <text:p>?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equencePosi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position (sequence size) – not used (local to GUI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5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vowelPositionInSequenc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wel position in sequence (max position is 7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negateInpu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egate input (from LFOs, envelopes etc.)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19" office:value-type="string" calcext:value-type="string">
            <text:p>ENVELOPEINSERT::control:: +</text:p>
          </table:table-cell>
          <table:table-cell table:number-columns-repeated="7"/>
          <table:table-cell table:style-name="ce7" office:value-type="string" calcext:value-type="string">
            <text:p>Envelope insert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"/>
          <table:table-cell office:value-type="string" calcext:value-type="string">
            <text:p>See Note &gt;</text:p>
          </table:table-cell>
          <table:table-cell table:number-columns-repeated="2"/>
          <table:table-cell office:value-type="string" calcext:value-type="string">
            <text:p>Parameter = 0 is Amplitude envelope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Parameter = 1 is Frequency envelope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Parameter = 2 is Filter envelope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Parameter = 3 is Bandwidth envelope (SubSynth only)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attackLevel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valu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attackTim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ti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decayLevel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valu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decayTim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ti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sustainLevel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valu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releaseTim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ti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releaseLevel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valu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stretc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forcedRelea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linear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office:value-type="string" calcext:value-type="string">
            <text:p>edit</text:p>
          </table:table-cell>
          <table:table-cell table:number-columns-repeated="5"/>
          <table:table-cell table:style-name="ce1"/>
          <table:table-cell/>
          <table:table-cell office:value-type="string" calcext:value-type="string">
            <text:p>local to GUI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enableFreeMo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emode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 office:value-type="string" calcext:value-type="string">
            <text:p>Freemod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stretc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forcedRelea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linear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 office:value-type="string" calcext:value-type="string">
            <text:p>Graph poi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points</text:p>
          </table:table-cell>
          <table:table-cell table:style-name="ce8" office:value-type="string" calcext:value-type="string">
            <text:p>0 to 63</text:p>
          </table:table-cell>
          <table:table-cell table:style-name="ce8" office:value-type="string" calcext:value-type="string">
            <text:p>0 to 15</text:p>
          </table:table-cell>
          <table:table-cell table:style-name="ce8" office:value-type="string" calcext:value-type="string">
            <text:p>All</text:p>
          </table:table-cell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Returns ‘Par 2’ number of defined poi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-39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sustainPoint</text:p>
          </table:table-cell>
          <table:table-cell table:style-name="ce8" office:value-type="string" calcext:value-type="string">
            <text:p>0 to 63</text:p>
          </table:table-cell>
          <table:table-cell table:style-name="ce8" office:value-type="string" calcext:value-type="string">
            <text:p>0 to 15</text:p>
          </table:table-cell>
          <table:table-cell table:style-name="ce8" office:value-type="string" calcext:value-type="string">
            <text:p>All</text:p>
          </table:table-cell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position – limited by number of defined points</text:p>
          </table:table-cell>
          <table:table-cell table:number-columns-repeated="1009"/>
        </table:table-row>
        <table:table-row table:style-name="ro1">
          <table:table-cell table:number-columns-repeated="6"/>
          <table:table-cell table:style-name="ce8" table:number-columns-repeated="4"/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See Note &gt;</text:p>
          </table:table-cell>
          <table:table-cell/>
          <table:table-cell table:style-name="ce8" table:number-columns-repeated="4"/>
          <table:table-cell table:number-columns-repeated="3"/>
          <table:table-cell office:value-type="string" calcext:value-type="string">
            <text:p>For the next three: 'Control’ is the point numb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0 to 39</text:p>
          </table:table-cell>
          <table:table-cell/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table:style-name="ce1" office:value-type="string" calcext:value-type="string">
            <text:p>0 to 127</text:p>
          </table:table-cell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Add point - ‘offset’ is X incremental value, ‘Value’ is Y valu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string" calcext:value-type="string">
            <text:p>0 to 39</text:p>
          </table:table-cell>
          <table:table-cell/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Delete point - Returns ‘value’ number of points remain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0 to 39</text:p>
          </table:table-cell>
          <table:table-cell/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3</text:p>
          </table:table-cell>
          <table:table-cell table:style-name="ce1" office:value-type="string" calcext:value-type="string">
            <text:p>0 to 127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just - ‘offset’ is X incremental value, ‘Value’ is Y value</text:p>
          </table:table-cell>
          <table:table-cell table:number-columns-repeated="1009"/>
        </table:table-row>
        <table:table-row table:style-name="ro1" table:number-rows-repeated="3">
          <table:table-cell table:number-columns-repeated="1023"/>
        </table:table-row>
        <table:table-row table:style-name="ro1">
          <table:table-cell table:number-columns-repeated="5"/>
          <table:table-cell table:style-name="ce19" office:value-type="string" calcext:value-type="string">
            <text:p>EFFECT::control:: +</text:p>
          </table:table-cell>
          <table:table-cell table:number-columns-repeated="7"/>
          <table:table-cell table:style-name="ce7" office:value-type="string" calcext:value-type="string">
            <text:p>Effect Insert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6"/>
          <table:table-cell office:value-type="string" calcext:value-type="string">
            <text:p>See note &gt;</text:p>
          </table:table-cell>
          <table:table-cell table:number-columns-repeated="6"/>
          <table:table-cell office:value-type="string" calcext:value-type="string">
            <text:p>For system effects part number is 241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For insertion effects part number is 242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Normal part effects are numbers 0 to 63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7"/>
          <table:table-cell office:value-type="string" calcext:value-type="string">
            <text:p>See note -&gt;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Kit numbers are 128 + (0 to 8) for actual effect types</text:p>
          </table:table-cell>
          <table:table-cell table:number-columns-repeated="1009"/>
        </table:table-row>
        <table:table-row table:style-name="ro1">
          <table:table-cell table:number-columns-repeated="9"/>
          <table:table-cell table:style-name="Default"/>
          <table:table-cell table:number-columns-repeated="3"/>
          <table:table-cell office:value-type="string" calcext:value-type="string">
            <text:p>128 (0) is no effect</text:p>
          </table:table-cell>
          <table:table-cell table:number-columns-repeated="1009"/>
        </table:table-row>
        <table:table-row table:style-name="ro1">
          <table:table-cell table:number-columns-repeated="9"/>
          <table:table-cell table:style-name="Default"/>
          <table:table-cell table:number-columns-repeated="1013"/>
        </table:table-row>
        <table:table-row table:style-name="ro1">
          <table:table-cell table:number-columns-repeated="9"/>
          <table:table-cell table:style-name="Default"/>
          <table:table-cell office:value-type="string" calcext:value-type="string">
            <text:p>See Note &gt;</text:p>
          </table:table-cell>
          <table:table-cell table:number-columns-repeated="2"/>
          <table:table-cell office:value-type="string" calcext:value-type="string">
            <text:p>returns <text:s/>1 if settings don't match preset</text:p>
          </table:table-cell>
          <table:table-cell table:number-columns-repeated="1009"/>
        </table:table-row>
        <table:table-row table:style-name="ro1">
          <table:table-cell table:number-columns-repeated="9"/>
          <table:table-cell table:style-name="Default"/>
          <table:table-cell table:number-columns-repeated="1013"/>
        </table:table-row>
        <table:table-row table:style-name="ro1">
          <table:table-cell office:value-type="string" calcext:value-type="string">
            <text:p>Y, L, y</text:p>
          </table:table-cell>
          <table:table-cell table:number-columns-repeated="3"/>
          <table:table-cell office:value-type="string" calcext:value-type="string">
            <text:p>0 to 15</text:p>
          </table:table-cell>
          <table:table-cell/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 0 /1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pends on actual effect – for EQ parameter returns the band number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See ‘Effect_Inserts.txt’ for all control ranges.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offset sometimes secondary values.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?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 0/1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presets (not EQ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29" calcext:value-type="float">
            <text:p>129</text:p>
          </table:table-cell>
          <table:table-cell/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urns <text:s/>1 if settings don't match preset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13"/>
          <table:table-cell table:style-name="ce7" office:value-type="string" calcext:value-type="string">
            <text:p>Insertion Effect Selector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/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effectNumber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s numb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effectType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string" calcext:value-type="string">
            <text:p>ret. 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2 to 6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effectDestination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 destination (Master out - 2, Off - 1, Part 0 to 63)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13"/>
          <table:table-cell table:style-name="ce7" office:value-type="string" calcext:value-type="string">
            <text:p>System Effect Selector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/>
          <table:table-cell table:number-columns-repeated="1009"/>
        </table:table-row>
        <table:table-row table:style-name="ro1">
          <table:table-cell table:number-columns-repeated="13"/>
          <table:table-cell table:style-name="ce7" office:value-type="string" calcext:value-type="string">
            <text:p>Send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oEffect1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2</text:p>
          </table:table-cell>
          <table:table-cell office:value-type="float" office:value="16" calcext:value-type="float">
            <text:p>16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o (control) effect, from (engine) effec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toEffect2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2</text:p>
          </table:table-cell>
          <table:table-cell office:value-type="float" office:value="16" calcext:value-type="float">
            <text:p>16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o (control) effect, from (engine) effec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toEffect3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2</text:p>
          </table:table-cell>
          <table:table-cell office:value-type="float" office:value="16" calcext:value-type="float">
            <text:p>16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o (control) effect, from (engine) effect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/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effectNumber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s numb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effectType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string" calcext:value-type="string">
            <text:p>ret. 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/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effectEnable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on-destructively enable/disable this effect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19" office:value-type="string" calcext:value-type="string">
            <text:p>MIDILEARN::control:: +</text:p>
          </table:table-cell>
          <table:table-cell table:number-columns-repeated="7"/>
          <table:table-cell table:style-name="ce7" office:value-type="string" calcext:value-type="string">
            <text:p>MIDI learn window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7" table:number-columns-repeated="9"/>
          <table:table-cell table:style-name="ce10"/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string" calcext:value-type="string">
            <text:p>0 / 1</text:p>
          </table:table-cell>
          <table:table-cell table:style-name="ce3"/>
          <table:table-cell office:value-type="float" office:value="0" calcext:value-type="float">
            <text:p>0</text:p>
          </table:table-cell>
          <table:table-cell office:value-type="string" calcext:value-type="string">
            <text:p>block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block’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string" calcext:value-type="string">
            <text:p>0 / 2</text:p>
          </table:table-cell>
          <table:table-cell table:style-name="ce3"/>
          <table:table-cell office:value-type="float" office:value="1" calcext:value-type="float">
            <text:p>1</text:p>
          </table:table-cell>
          <table:table-cell office:value-type="string" calcext:value-type="string">
            <text:p>limit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limit’ (otherwise ‘compress’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string" calcext:value-type="string">
            <text:p>0 / 4</text:p>
          </table:table-cell>
          <table:table-cell table:style-name="ce3"/>
          <table:table-cell office:value-type="float" office:value="2" calcext:value-type="float">
            <text:p>2</text:p>
          </table:table-cell>
          <table:table-cell office:value-type="string" calcext:value-type="string">
            <text:p>mute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mute’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/>
          <table:table-cell table:style-name="ce3" office:value-type="string" calcext:value-type="string">
            <text:p>0/8</text:p>
          </table:table-cell>
          <table:table-cell table:style-name="ce3"/>
          <table:table-cell/>
          <table:table-cell office:value-type="string" calcext:value-type="string">
            <text:p>nrpn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uto set as NRP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string" calcext:value-type="string">
            <text:p>0 / 16</text:p>
          </table:table-cell>
          <table:table-cell table:style-name="ce3"/>
          <table:table-cell office:value-type="float" office:value="4" calcext:value-type="float">
            <text:p>4</text:p>
          </table:table-cell>
          <table:table-cell office:value-type="string" calcext:value-type="string">
            <text:p>sevenBit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7bit’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5" calcext:value-type="float">
            <text:p>5</text:p>
          </table:table-cell>
          <table:table-cell office:value-type="string" calcext:value-type="string">
            <text:p>minimum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200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minimu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6" calcext:value-type="float">
            <text:p>6</text:p>
          </table:table-cell>
          <table:table-cell office:value-type="string" calcext:value-type="string">
            <text:p>maximum</text:p>
          </table:table-cell>
          <table:table-cell office:value-type="float" office:value="216" calcext:value-type="float">
            <text:p>216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200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maximu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7" calcext:value-type="float">
            <text:p>7</text:p>
          </table:table-cell>
          <table:table-cell office:value-type="string" calcext:value-type="string">
            <text:p>ignoreMove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float" office:value="255" calcext:value-type="float">
            <text:p>255</text:p>
          </table:table-cell>
          <table:table-cell office:value-type="string" calcext:value-type="string">
            <text:p>?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3"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deleteLine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float" office:value="255" calcext:value-type="float">
            <text:p>255</text:p>
          </table:table-cell>
          <table:table-cell office:value-type="string" calcext:value-type="string">
            <text:p>Delete a line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3"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nrpnDetected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float" office:value="255" calcext:value-type="float">
            <text:p>255</text:p>
          </table:table-cell>
          <table:table-cell office:value-type="string" calcext:value-type="string">
            <text:p>?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3"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showGUI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float" office:value="255" calcext:value-type="float">
            <text:p>255</text:p>
          </table:table-cell>
          <table:table-cell office:value-type="string" calcext:value-type="string">
            <text:p>?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3"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hideGUI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float" office:value="255" calcext:value-type="float">
            <text:p>255</text:p>
          </table:table-cell>
          <table:table-cell office:value-type="string" calcext:value-type="string">
            <text:p>?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16" calcext:value-type="float">
            <text:p>16</text:p>
          </table:table-cell>
          <table:table-cell office:value-type="string" calcext:value-type="string">
            <text:p>CCorChannel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0 <text:s/>to 119</text:p>
          </table:table-cell>
          <table:table-cell office:value-type="string" calcext:value-type="string">
            <text:p>0 to 15, 16</text:p>
          </table:table-cell>
          <table:table-cell table:number-columns-repeated="2" office:value-type="float" office:value="255" calcext:value-type="float">
            <text:p>255</text:p>
          </table:table-cell>
          <table:table-cell/>
          <table:table-cell office:value-type="string" calcext:value-type="string">
            <text:p>msg No.</text:p>
          </table:table-cell>
          <table:table-cell office:value-type="string" calcext:value-type="string">
            <text:p>Set CC or channel and rewrite line possibly moving it in the list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0" calcext:value-type="float">
            <text:p>20</text:p>
          </table:table-cell>
          <table:table-cell office:value-type="string" calcext:value-type="string">
            <text:p>findSize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nd list siz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1" calcext:value-type="float">
            <text:p>21</text:p>
          </table:table-cell>
          <table:table-cell office:value-type="string" calcext:value-type="string">
            <text:p>sendLearnMessage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nd learn message to gui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2" calcext:value-type="float">
            <text:p>22</text:p>
          </table:table-cell>
          <table:table-cell office:value-type="string" calcext:value-type="string">
            <text:p>sendRefreshRequest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GUI refresh request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3"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reportActivity</text:p>
          </table:table-cell>
          <table:table-cell table:number-columns-repeated="5"/>
          <table:table-cell table:style-name="ce1"/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96" calcext:value-type="float">
            <text:p>96</text:p>
          </table:table-cell>
          <table:table-cell office:value-type="string" calcext:value-type="string">
            <text:p>clearAll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all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41" calcext:value-type="float">
            <text:p>241</text:p>
          </table:table-cell>
          <table:table-cell office:value-type="string" calcext:value-type="string">
            <text:p>loadList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list from fi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42" calcext:value-type="float">
            <text:p>242</text:p>
          </table:table-cell>
          <table:table-cell office:value-type="string" calcext:value-type="string">
            <text:p>loadFromRecent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ad numbered item from recent histor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45" calcext:value-type="float">
            <text:p>245</text:p>
          </table:table-cell>
          <table:table-cell office:value-type="string" calcext:value-type="string">
            <text:p>saveList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list to fi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50" calcext:value-type="float">
            <text:p>250</text:p>
          </table:table-cell>
          <table:table-cell office:value-type="string" calcext:value-type="string">
            <text:p>cancelLearn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ancel MIDI learn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Default" table:number-columns-repeated="2"/>
          <table:table-cell table:style-name="ce3"/>
          <table:table-cell table:style-name="Default" table:number-columns-repeated="9"/>
          <table:table-cell table:number-columns-repeated="1010"/>
        </table:table-row>
        <table:table-row table:style-name="ro1">
          <table:table-cell table:number-columns-repeated="13"/>
          <table:table-cell table:style-name="ce7" office:value-type="string" calcext:value-type="string">
            <text:p>MIDI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7"/>
          <table:table-cell office:value-type="string" calcext:value-type="string">
            <text:p>Channel</text:p>
          </table:table-cell>
          <table:table-cell office:value-type="string" calcext:value-type="string">
            <text:p>Char 1</text:p>
          </table:table-cell>
          <table:table-cell office:value-type="string" calcext:value-type="string">
            <text:p>Char 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noteOn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ote On – Char 1 = numb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noteOff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ote Off – Char 1 = numb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8192 to 819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controller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 +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troller – Char 1 = type (controller number)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59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instrument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table:number-columns-repeated="2" office:value-type="string" calcext:value-type="string">
            <text:p>0 to 127 / 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rogram Change - 128 to 159 = extended program change 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bankChange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table:number-columns-repeated="2" office:value-type="string" calcext:value-type="string">
            <text:p>0 to 127 / 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k / Root change</text:p>
          </table:table-cell>
          <table:table-cell table:number-columns-repeated="1009"/>
        </table:table-row>
        <table:table-row table:style-name="ro1" table:number-rows-repeated="1047856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  <table:database-ranges>
        <table:database-range table:name="__Anonymous_Sheet_DB__0" table:target-range-address="Sheet1.A682:Sheet1.AMJ682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6">00/00/0000</text:date>, <text:time style:data-style-name="N2" text:time-value="18:30:22.61716310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5T19:39:05.210008990</meta:creation-date>
    <dc:date>2020-03-26T18:36:18.785158193</dc:date>
    <meta:editing-duration>P9DT5H13M27S</meta:editing-duration>
    <meta:editing-cycles>732</meta:editing-cycles>
    <meta:generator>LibreOffice/6.1.5.2$Linux_X86_64 LibreOffice_project/10$Build-2</meta:generator>
    <meta:document-statistic meta:table-count="1" meta:cell-count="6087" meta:object-count="0"/>
  </office:meta>
</office:document-meta>
</file>